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.664cm" fo:min-width="1.988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1.186cm" fo:min-width="2.211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09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4f81bd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.79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0pt" style:font-size-asian="20pt" style:font-size-complex="2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4" style:family="paragraph">
      <style:paragraph-properties fo:margin-left="0cm" fo:margin-right="0cm" fo:margin-top="0.176cm" fo:margin-bottom="0cm" fo:line-height="100%" fo:text-align="center" fo:text-indent="0cm" style:punctuation-wrap="hanging"/>
      <style:text-properties fo:font-weight="normal" style:font-weight-asian="normal" style:font-weight-complex="normal" fo:hyphenate="false"/>
    </style:style>
    <style:style style:name="P5" style:family="paragraph">
      <style:paragraph-properties fo:margin-left="0cm" fo:margin-right="0cm" fo:margin-top="0.176cm" fo:margin-bottom="0cm" fo:line-height="100%" fo:text-align="center" fo:text-indent="0cm" style:punctuation-wrap="hanging" style:font-independent-line-spacing="true"/>
      <style:text-properties fo:font-size="18pt" fo:font-weight="normal" style:font-size-asian="18pt" style:font-weight-asian="normal" style:font-size-complex="18pt" style:font-weight-complex="normal" fo:hyphenate="false"/>
    </style:style>
    <style:style style:name="P6" style:family="paragraph">
      <style:paragraph-properties fo:margin-left="0cm" fo:margin-right="0cm" fo:margin-top="0.176cm" fo:margin-bottom="0cm" fo:line-height="100%" fo:text-align="center" fo:text-indent="0cm" style:punctuation-wrap="hanging"/>
      <style:text-properties fo:font-size="18pt" fo:font-weight="normal" style:font-size-asian="18pt" style:font-weight-asian="normal" style:font-size-complex="18pt" style:font-weight-complex="normal" fo:hyphenate="false"/>
    </style:style>
    <style:style style:name="T1" style:family="text">
      <style:text-properties fo:color="#a50021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Symbol" style:font-family-generic="roma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Rectangle 9" draw:style-name="gr1" draw:text-style-name="P1" draw:layer="layout" svg:width="13.268cm" svg:height="7.377cm" svg:x="1.228cm" svg:y="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" draw:text-style-name="P1" draw:layer="layout" svg:width="12.643cm" svg:height="5.873cm" draw:transform="skewX (0.0193731546971371) rotate (-0.0167551608191465) translate (1.68272875456117cm 1.64101974834873cm)" svg:viewBox="0 0 12644 5874" svg:d="m0 5867c250 13 1601 42 3001-321s1801-4351 3602-4903 5557-656 6041-642">
          <text:p/>
        </draw:path>
        <draw:custom-shape draw:name="Rectangle 76" draw:style-name="gr3" draw:text-style-name="P3" draw:layer="layout" svg:width="2.487cm" svg:height="1.098cm" svg:x="6.64cm" svg:y="7.778cm">
          <text:p text:style-name="P2"><text:span text:style-name="T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4" draw:text-style-name="P3" draw:layer="layout" svg:width="2.711cm" svg:height="1.435cm" draw:transform="rotate (1.5707963267949) translate (0.2cm 5.63cm)">
          <text:p text:style-name="P2"><text:span text:style-name="T1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5" draw:text-style-name="P1" draw:layer="layout" svg:x1="5.327cm" svg:y1="6.84cm" svg:x2="6.443cm" svg:y2="7.698cm">
          <text:p/>
        </draw:line>
        <draw:line draw:name="Line 80" draw:style-name="gr5" draw:text-style-name="P1" draw:layer="layout" svg:x1="5.671cm" svg:y1="6.411cm" svg:x2="7.358cm" svg:y2="7.698cm">
          <text:p/>
        </draw:line>
        <draw:line draw:name="Line 81" draw:style-name="gr5" draw:text-style-name="P1" draw:layer="layout" svg:x1="6.014cm" svg:y1="5.867cm" svg:x2="8.416cm" svg:y2="7.726cm">
          <text:p/>
        </draw:line>
        <draw:line draw:name="Line 82" draw:style-name="gr5" draw:text-style-name="P1" draw:layer="layout" svg:x1="6.128cm" svg:y1="5.238cm" svg:x2="9.217cm" svg:y2="7.612cm">
          <text:p/>
        </draw:line>
        <draw:line draw:name="Line 83" draw:style-name="gr5" draw:text-style-name="P1" draw:layer="layout" svg:x1="6.386cm" svg:y1="4.666cm" svg:x2="10.189cm" svg:y2="7.583cm">
          <text:p/>
        </draw:line>
        <draw:line draw:name="Line 84" draw:style-name="gr5" draw:text-style-name="P1" draw:layer="layout" svg:x1="6.729cm" svg:y1="4.237cm" svg:x2="11.219cm" svg:y2="7.698cm">
          <text:p/>
        </draw:line>
        <draw:line draw:name="Line 85" draw:style-name="gr5" draw:text-style-name="P1" draw:layer="layout" svg:x1="6.958cm" svg:y1="3.637cm" svg:x2="12.248cm" svg:y2="7.698cm">
          <text:p/>
        </draw:line>
        <draw:line draw:name="Line 86" draw:style-name="gr5" draw:text-style-name="P1" draw:layer="layout" svg:x1="7.358cm" svg:y1="3.208cm" svg:x2="13.22cm" svg:y2="7.726cm">
          <text:p/>
        </draw:line>
        <draw:line draw:name="Line 87" draw:style-name="gr5" draw:text-style-name="P1" draw:layer="layout" svg:x1="7.815cm" svg:y1="2.722cm" svg:x2="14.307cm" svg:y2="7.698cm">
          <text:p/>
        </draw:line>
        <draw:line draw:name="Line 88" draw:style-name="gr5" draw:text-style-name="P1" draw:layer="layout" svg:x1="8.273cm" svg:y1="2.407cm" svg:x2="14.307cm" svg:y2="7.04cm">
          <text:p/>
        </draw:line>
        <draw:line draw:name="Line 89" draw:style-name="gr5" draw:text-style-name="P1" draw:layer="layout" svg:x1="8.959cm" svg:y1="2.207cm" svg:x2="14.421cm" svg:y2="6.411cm">
          <text:p/>
        </draw:line>
        <draw:line draw:name="Line 90" draw:style-name="gr5" draw:text-style-name="P1" draw:layer="layout" svg:x1="9.731cm" svg:y1="2.007cm" svg:x2="14.307cm" svg:y2="5.524cm">
          <text:p/>
        </draw:line>
        <draw:line draw:name="Line 91" draw:style-name="gr5" draw:text-style-name="P1" draw:layer="layout" svg:x1="4.813cm" svg:y1="7.24cm" svg:x2="5.47cm" svg:y2="7.755cm">
          <text:p/>
        </draw:line>
        <draw:line draw:name="Line 92" draw:style-name="gr5" draw:text-style-name="P1" draw:layer="layout" svg:x1="10.561cm" svg:y1="1.921cm" svg:x2="14.393cm" svg:y2="4.866cm">
          <text:p/>
        </draw:line>
        <draw:line draw:name="Line 93" draw:style-name="gr5" draw:text-style-name="P1" draw:layer="layout" svg:x1="11.533cm" svg:y1="1.835cm" svg:x2="14.336cm" svg:y2="3.98cm">
          <text:p/>
        </draw:line>
        <draw:line draw:name="Line 94" draw:style-name="gr5" draw:text-style-name="P1" draw:layer="layout" svg:x1="12.477cm" svg:y1="1.864cm" svg:x2="14.393cm" svg:y2="3.322cm">
          <text:p/>
        </draw:line>
        <draw:line draw:name="Line 95" draw:style-name="gr5" draw:text-style-name="P1" draw:layer="layout" svg:x1="13.421cm" svg:y1="1.864cm" svg:x2="14.364cm" svg:y2="2.579cm">
          <text:p/>
        </draw:line>
        <draw:custom-shape draw:name="Rectangle 97" draw:style-name="gr6" draw:text-style-name="P1" draw:layer="layout" svg:width="2.279cm" svg:height="1.135cm" svg:x="1.343cm" svg:y="5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" draw:text-style-name="P5" draw:layer="layout" svg:width="2.841cm" svg:height="1.045cm" svg:x="1.1cm" svg:y="5.954cm">
          <text:p text:style-name="P4"><text:span text:style-name="T2">lag (</text:span><text:span text:style-name="T3">l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6" draw:text-style-name="P1" draw:layer="layout" svg:width="3.311cm" svg:height="1.214cm" draw:transform="rotate (1.10584061406361) translate (4.114cm 5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8" draw:text-style-name="P5" draw:layer="layout" svg:width="4.665cm" svg:height="1.098cm" draw:transform="rotate (1.10584061406361) translate (3.785cm 6.059cm)">
          <text:p text:style-name="P4"><text:span text:style-name="T2">slope (</text:span><text:span text:style-name="T3">m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6" draw:text-style-name="P1" draw:layer="layout" svg:width="6.891cm" svg:height="1.743cm" svg:x="7.434cm" svg:y="3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9" draw:text-style-name="P5" draw:layer="layout" svg:width="7.177cm" svg:height="1.946cm" svg:x="7.237cm" svg:y="3.288cm">
          <text:p text:style-name="P4"><text:span text:style-name="T2">area under the curve (AU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6" draw:text-style-name="P1" draw:layer="layout" svg:width="2.824cm" svg:height="0.839cm" svg:x="11.214cm" svg:y="0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8" draw:text-style-name="P5" draw:layer="layout" svg:width="3.359cm" svg:height="1.098cm" svg:x="11.062cm" svg:y="0.572cm">
          <text:p text:style-name="P6"><text:span text:style-name="T4">max 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1T19:55:31.84</meta:creation-date>
    <dc:date>2013-04-01T20:04:28</dc:date>
    <dc:creator>Markus Göker</dc:creator>
    <meta:editing-duration>PT45S</meta:editing-duration>
    <meta:editing-cycles>6</meta:editing-cycles>
    <meta:generator>LibreOffice/3.5$Linux_X86_64 LibreOffice_project/350m1$Build-2</meta:generator>
    <meta:document-statistic meta:object-count="29"/>
  </office:meta>
</office:document-meta>
</file>